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JetBrains Mono2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fo:margin-top="0.0201in" fo:margin-bottom="0in" style:contextual-spacing="false" style:line-height-at-least="0.139in" fo:text-indent="0in" style:auto-text-indent="false" fo:background-color="#f8f8f8"/>
      <style:text-properties style:use-window-font-color="true" loext:opacity="0%" fo:language="zxx" fo:country="none" fo:font-style="normal" style:text-underline-style="none" fo:font-weight="normal" officeooo:rsid="001b24c6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fo:margin-top="0.0201in" fo:margin-bottom="0in" style:contextual-spacing="false" style:line-height-at-least="0.139in" fo:text-indent="0in" style:auto-text-indent="false" fo:background-color="#f8f8f8"/>
      <style:text-properties fo:color="#bbbbbb" loext:opacity="100%" fo:language="zxx" fo:country="none" fo:font-style="normal" style:text-underline-style="none" fo:font-weight="normal" officeooo:rsid="001b24c6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fo:margin-top="0.0201in" fo:margin-bottom="0in" style:contextual-spacing="false" style:line-height-at-least="0.139in" fo:text-indent="0in" style:auto-text-indent="false" fo:background-color="#f8f8f8"/>
      <style:text-properties fo:color="#000000" loext:opacity="100%" fo:language="zxx" fo:country="none" fo:font-style="normal" style:text-underline-style="none" fo:font-weight="normal" officeooo:rsid="001b24c6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margin-left="0in" fo:margin-right="0in" fo:margin-top="0in" fo:margin-bottom="0in" style:contextual-spacing="false" style:line-height-at-least="0.139in" fo:text-indent="0in" style:auto-text-indent="false" fo:background-color="#f8f8f8"/>
      <style:text-properties fo:color="#bbbbbb" loext:opacity="100%" fo:language="zxx" fo:country="none" fo:font-style="normal" style:text-underline-style="none" fo:font-weight="normal" officeooo:rsid="001b24c6" fo:background-color="transparent"/>
    </style:style>
    <style:style style:name="T1" style:family="text">
      <style:text-properties style:font-name="JetBrains Mono1" fo:font-size="12pt" style:font-size-asian="12pt"/>
    </style:style>
    <style:style style:name="T2" style:family="text">
      <style:text-properties fo:color="#9c6500" loext:opacity="100%" style:font-name="JetBrains Mono" fo:font-size="12pt" style:font-size-asian="12pt"/>
    </style:style>
    <style:style style:name="T3" style:family="text">
      <style:text-properties fo:color="#bbbbbb" loext:opacity="100%" style:font-name="JetBrains Mono" fo:font-size="12pt" style:font-size-asian="12pt"/>
    </style:style>
    <style:style style:name="T4" style:family="text">
      <style:text-properties fo:color="#3d7b7b" loext:opacity="100%" style:font-name="JetBrains Mono" fo:font-size="12pt" fo:font-style="italic" style:font-size-asian="12pt"/>
    </style:style>
    <style:style style:name="T5" style:family="text">
      <style:text-properties fo:color="#008000" loext:opacity="100%" style:font-name="JetBrains Mono" fo:font-size="12pt" fo:font-weight="bold" style:font-size-asian="12pt"/>
    </style:style>
    <style:style style:name="T6" style:family="text">
      <style:text-properties fo:color="#0000ff" loext:opacity="100%" style:font-name="JetBrains Mono" fo:font-size="12pt" fo:font-weight="bold" style:font-size-asian="12pt"/>
    </style:style>
    <style:style style:name="T7" style:family="text">
      <style:text-properties fo:color="#000000" loext:opacity="100%" style:font-name="JetBrains Mono" fo:font-size="12pt" style:font-size-asian="12pt"/>
    </style:style>
    <style:style style:name="T8" style:family="text">
      <style:text-properties style:font-name="JetBrains Mono" fo:font-size="12pt" style:font-size-asian="12pt"/>
    </style:style>
    <style:style style:name="T9" style:family="text">
      <style:text-properties fo:color="#666666" loext:opacity="100%" style:font-name="JetBrains Mono" fo:font-size="12pt" style:font-size-asian="12pt"/>
    </style:style>
    <style:style style:name="T10" style:family="text">
      <style:text-properties fo:color="#b00040" loext:opacity="100%" style:font-name="JetBrains Mono" fo:font-size="12pt" style:font-size-asian="12pt"/>
    </style:style>
    <style:style style:name="T11" style:family="text">
      <style:text-properties fo:color="#bbbbbb" loext:opacity="100%" style:font-name="JetBrains Mono" fo:font-size="12pt" fo:font-style="normal" style:text-underline-style="none" fo:font-weight="normal" style:font-size-asian="12pt"/>
    </style:style>
    <style:style style:name="T12" style:family="text">
      <style:text-properties fo:color="#ba2121" loext:opacity="100%" style:font-name="JetBrains Mono" fo:font-size="12pt" style:font-size-asian="12pt"/>
    </style:style>
    <style:style style:name="T13" style:family="text">
      <style:text-properties fo:color="#0000ff" loext:opacity="100%" style:font-name="JetBrains Mono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#include</text:span><text:span text:style-name="T3"> </text:span><text:span text:style-name="T4">&lt;bits/stdc++.h&gt;</text:span></text:p>
      <text:p text:style-name="P1" loext:marker-style-name="T1"><text:span text:style-name="T5">using</text:span><text:span text:style-name="T3"> </text:span><text:span text:style-name="T5">namespace</text:span><text:span text:style-name="T3"> </text:span><text:span text:style-name="T6">std</text:span><text:span text:style-name="T7">;</text:span></text:p>
      <text:p text:style-name="P2" loext:marker-style-name="T1"><text:span text:style-name="T8"/></text:p>
      <text:p text:style-name="P1" loext:marker-style-name="T1"><text:span text:style-name="T7">unordered_map</text:span><text:span text:style-name="T9">&lt;</text:span><text:span text:style-name="T10">char</text:span><text:span text:style-name="T7">,</text:span><text:span text:style-name="T3"> </text:span><text:span text:style-name="T10">int</text:span><text:span text:style-name="T9">&gt;</text:span><text:span text:style-name="T3"> </text:span><text:span text:style-name="T7">symbol</text:span><text:span text:style-name="T3"> </text:span><text:span text:style-name="T9">=</text:span></text:p>
      <text:p text:style-name="P3" loext:marker-style-name="T1"><text:span text:style-name="T8">{</text:span><text:span text:style-name="T11"/></text:p>
      <text:p text:style-name="P1" loext:marker-style-name="T1"><text:span text:style-name="T3"><text:s text:c="4"/></text:span><text:span text:style-name="T7">{</text:span><text:span text:style-name="T12">'['</text:span><text:span text:style-name="T7">,</text:span><text:span text:style-name="T3"> </text:span><text:span text:style-name="T9">-1</text:span><text:span text:style-name="T7">},</text:span><text:span text:style-name="T3"> </text:span><text:span text:style-name="T7">{</text:span><text:span text:style-name="T12">'('</text:span><text:span text:style-name="T7">,</text:span><text:span text:style-name="T3"> </text:span><text:span text:style-name="T9">-2</text:span><text:span text:style-name="T7">},</text:span><text:span text:style-name="T3"> </text:span><text:span text:style-name="T7">{</text:span><text:span text:style-name="T12">'{'</text:span><text:span text:style-name="T7">,</text:span><text:span text:style-name="T3"> </text:span><text:span text:style-name="T9">-3</text:span><text:span text:style-name="T7">},</text:span></text:p>
      <text:p text:style-name="P1" loext:marker-style-name="T1"><text:span text:style-name="T3"><text:s text:c="4"/></text:span><text:span text:style-name="T7">{</text:span><text:span text:style-name="T12">']'</text:span><text:span text:style-name="T7">,</text:span><text:span text:style-name="T3"> </text:span><text:span text:style-name="T9">1</text:span><text:span text:style-name="T7">},</text:span><text:span text:style-name="T3"> <text:s/></text:span><text:span text:style-name="T7">{</text:span><text:span text:style-name="T12">')'</text:span><text:span text:style-name="T7">,</text:span><text:span text:style-name="T3"> </text:span><text:span text:style-name="T9">2</text:span><text:span text:style-name="T7">},</text:span><text:span text:style-name="T3"> <text:s/></text:span><text:span text:style-name="T7">{</text:span><text:span text:style-name="T12">'}'</text:span><text:span text:style-name="T7">,</text:span><text:span text:style-name="T3"> </text:span><text:span text:style-name="T9">3</text:span><text:span text:style-name="T7">}</text:span></text:p>
      <text:p text:style-name="P3" loext:marker-style-name="T1"><text:span text:style-name="T8">};</text:span><text:span text:style-name="T11"/></text:p>
      <text:p text:style-name="P4" loext:marker-style-name="T1"><text:span text:style-name="T8"/></text:p>
      <text:p text:style-name="P1" loext:marker-style-name="T1"><text:span text:style-name="T7">string</text:span><text:span text:style-name="T3"> </text:span><text:span text:style-name="T13">isbalanced</text:span><text:span text:style-name="T7">(string</text:span><text:span text:style-name="T3"> </text:span><text:span text:style-name="T7">s)</text:span></text:p>
      <text:p text:style-name="P3" loext:marker-style-name="T1"><text:span text:style-name="T8">{</text:span><text:span text:style-name="T11"/></text:p>
      <text:p text:style-name="P1" loext:marker-style-name="T1"><text:span text:style-name="T3"><text:s text:c="4"/></text:span><text:span text:style-name="T7">stack</text:span><text:span text:style-name="T9">&lt;</text:span><text:span text:style-name="T10">char</text:span><text:span text:style-name="T9">&gt;</text:span><text:span text:style-name="T3"> </text:span><text:span text:style-name="T7">st;</text:span></text:p>
      <text:p text:style-name="P1" loext:marker-style-name="T1"><text:span text:style-name="T3"><text:s text:c="4"/></text:span><text:span text:style-name="T5">for</text:span><text:span text:style-name="T3"> </text:span><text:span text:style-name="T7">(</text:span><text:span text:style-name="T5">auto</text:span><text:span text:style-name="T3"> </text:span><text:span text:style-name="T7">bracket</text:span><text:span text:style-name="T3"> </text:span><text:span text:style-name="T9">:</text:span><text:span text:style-name="T3"> </text:span><text:span text:style-name="T7">s)</text:span></text:p>
      <text:p text:style-name="P1" loext:marker-style-name="T1"><text:span text:style-name="T3"><text:s text:c="4"/></text:span><text:span text:style-name="T7">{</text:span></text:p>
      <text:p text:style-name="P1" loext:marker-style-name="T1"><text:span text:style-name="T3"><text:s text:c="8"/></text:span><text:span text:style-name="T5">if</text:span><text:span text:style-name="T3"> </text:span><text:span text:style-name="T7">(symbol[bracket]</text:span><text:span text:style-name="T3"> </text:span><text:span text:style-name="T9">&lt;</text:span><text:span text:style-name="T3"> </text:span><text:span text:style-name="T9">0</text:span><text:span text:style-name="T7">)</text:span></text:p>
      <text:p text:style-name="P1" loext:marker-style-name="T1"><text:span text:style-name="T3"><text:s text:c="8"/></text:span><text:span text:style-name="T7">{</text:span></text:p>
      <text:p text:style-name="P1" loext:marker-style-name="T1"><text:span text:style-name="T3"><text:s text:c="12"/></text:span><text:span text:style-name="T7">st.push(bracket);</text:span></text:p>
      <text:p text:style-name="P1" loext:marker-style-name="T1"><text:span text:style-name="T3"><text:s text:c="8"/></text:span><text:span text:style-name="T7">}</text:span></text:p>
      <text:p text:style-name="P1" loext:marker-style-name="T1"><text:span text:style-name="T3"><text:s text:c="8"/></text:span><text:span text:style-name="T5">else</text:span></text:p>
      <text:p text:style-name="P1" loext:marker-style-name="T1"><text:span text:style-name="T3"><text:s text:c="8"/></text:span><text:span text:style-name="T7">{</text:span></text:p>
      <text:p text:style-name="P1" loext:marker-style-name="T1"><text:span text:style-name="T3"><text:s text:c="12"/></text:span><text:span text:style-name="T5">if</text:span><text:span text:style-name="T3"> </text:span><text:span text:style-name="T7">(st.empty())</text:span><text:span text:style-name="T3"> </text:span><text:span text:style-name="T5">return</text:span><text:span text:style-name="T3"> </text:span><text:span text:style-name="T12">"No"</text:span><text:span text:style-name="T7">;</text:span></text:p>
      <text:p text:style-name="P1" loext:marker-style-name="T1"><text:span text:style-name="T3"><text:s text:c="12"/></text:span><text:span text:style-name="T5">auto</text:span><text:span text:style-name="T3"> </text:span><text:span text:style-name="T7">top</text:span><text:span text:style-name="T3"> </text:span><text:span text:style-name="T9">=</text:span><text:span text:style-name="T3"> </text:span><text:span text:style-name="T7">st.top();</text:span></text:p>
      <text:p text:style-name="P1" loext:marker-style-name="T1"><text:span text:style-name="T3"><text:s text:c="12"/></text:span><text:span text:style-name="T7">st.pop();</text:span></text:p>
      <text:p text:style-name="P1" loext:marker-style-name="T1"><text:span text:style-name="T3"><text:s text:c="12"/></text:span><text:span text:style-name="T5">if</text:span><text:span text:style-name="T3"> </text:span><text:span text:style-name="T7">(symbol[top]</text:span><text:span text:style-name="T3"> </text:span><text:span text:style-name="T9">+</text:span><text:span text:style-name="T3"> </text:span><text:span text:style-name="T7">symbol[bracket]</text:span><text:span text:style-name="T3"> </text:span><text:span text:style-name="T9">!=</text:span><text:span text:style-name="T3"> </text:span><text:span text:style-name="T9">0</text:span><text:span text:style-name="T7">)</text:span><text:span text:style-name="T3"> </text:span><text:span text:style-name="T5">return</text:span><text:span text:style-name="T3"> </text:span><text:span text:style-name="T12">"No"</text:span><text:span text:style-name="T7">;</text:span></text:p>
      <text:p text:style-name="P1" loext:marker-style-name="T1"><text:span text:style-name="T3"><text:s text:c="8"/></text:span><text:span text:style-name="T7">}</text:span></text:p>
      <text:p text:style-name="P1" loext:marker-style-name="T1"><text:span text:style-name="T3"><text:s text:c="4"/></text:span><text:span text:style-name="T7">}</text:span></text:p>
      <text:p text:style-name="P1" loext:marker-style-name="T1"><text:span text:style-name="T3"><text:s text:c="4"/></text:span><text:span text:style-name="T5">if</text:span><text:span text:style-name="T3"> </text:span><text:span text:style-name="T7">(st.empty())</text:span><text:span text:style-name="T3"> </text:span><text:span text:style-name="T5">return</text:span><text:span text:style-name="T3"> </text:span><text:span text:style-name="T12">"Yes"</text:span><text:span text:style-name="T7">;</text:span></text:p>
      <text:p text:style-name="P1" loext:marker-style-name="T1"><text:span text:style-name="T3"><text:s text:c="4"/></text:span><text:span text:style-name="T5">return</text:span><text:span text:style-name="T3"> </text:span><text:span text:style-name="T12">"No"</text:span><text:span text:style-name="T7">;</text:span></text:p>
      <text:p text:style-name="P3" loext:marker-style-name="T1"><text:span text:style-name="T8">}</text:span><text:span text:style-name="T11"/></text:p>
      <text:p text:style-name="P2" loext:marker-style-name="T1"><text:span text:style-name="T8"/></text:p>
      <text:p text:style-name="P1" loext:marker-style-name="T1"><text:span text:style-name="T10">int</text:span><text:span text:style-name="T3"> </text:span><text:span text:style-name="T13">main</text:span><text:span text:style-name="T7">()</text:span></text:p>
      <text:p text:style-name="P3" loext:marker-style-name="T1"><text:span text:style-name="T8">{</text:span><text:span text:style-name="T11"/></text:p>
      <text:p text:style-name="P1" loext:marker-style-name="T1"><text:span text:style-name="T3"><text:s text:c="4"/></text:span><text:span text:style-name="T7">string</text:span><text:span text:style-name="T3"> </text:span><text:span text:style-name="T7">s;</text:span></text:p>
      <text:p text:style-name="P1" loext:marker-style-name="T1"><text:span text:style-name="T3"><text:s text:c="4"/></text:span><text:span text:style-name="T7">cin</text:span><text:span text:style-name="T3"> </text:span><text:span text:style-name="T9">&gt;&gt;</text:span><text:span text:style-name="T3"> </text:span><text:span text:style-name="T7">s;</text:span></text:p>
      <text:p text:style-name="P1" loext:marker-style-name="T1"><text:span text:style-name="T3"><text:s text:c="4"/></text:span><text:span text:style-name="T7">cout</text:span><text:span text:style-name="T3"> </text:span><text:span text:style-name="T9">&lt;&lt;</text:span><text:span text:style-name="T3"> </text:span><text:span text:style-name="T7">isbalanced(s)</text:span><text:span text:style-name="T3"> </text:span><text:span text:style-name="T9">&lt;&lt;</text:span><text:span text:style-name="T3"> </text:span><text:span text:style-name="T7">endl;</text:span></text:p>
      <text:p text:style-name="P1" loext:marker-style-name="T1"><text:span text:style-name="T3"><text:s text:c="4"/></text:span><text:span text:style-name="T5">return</text:span><text:span text:style-name="T3"> </text:span><text:span text:style-name="T9">0</text:span><text:span text:style-name="T7">;</text:span></text:p>
      <text:p text:style-name="P3" loext:marker-style-name="T1"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JetBrains Mono" svg:font-family="'JetBrains Mono'" style:font-pitch="variable"/>
    <style:font-face style:name="JetBrains Mono1" svg:font-family="'JetBrains Mono'" style:font-family-generic="roman" style:font-pitch="variable"/>
    <style:font-face style:name="JetBrains Mono2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JetBrains Mono2" style:font-family-complex="'JetBrains Mono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08:51:50.050000000</meta:creation-date>
    <dc:date>2024-11-02T08:54:01.828000000</dc:date>
    <meta:editing-duration>PT2M12S</meta:editing-duration>
    <meta:editing-cycles>1</meta:editing-cycles>
    <meta:document-statistic meta:table-count="0" meta:image-count="0" meta:object-count="0" meta:page-count="1" meta:paragraph-count="34" meta:word-count="86" meta:character-count="634" meta:non-whitespace-character-count="424"/>
    <meta:generator>LibreOffice/24.8.2.1$Windows_X86_64 LibreOffice_project/0f794b6e29741098670a3b95d60478a65d05ef13</meta:generator>
  </office:meta>
</office:document-meta>
</file>